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752cm" fo:min-width="2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0.907cm" fo:min-width="1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0.907cm" fo:min-width="3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058cm" fo:min-width="2.8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1.025cm" fo:min-width="3.0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.956cm" fo:min-width="1.0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386cm" fo:min-width="2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0.907cm" fo:min-width="0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fo:min-height="0.854cm" fo:min-width="1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justify" draw:textarea-vertical-align="middle" draw:auto-grow-height="false" fo:min-height="1.893cm" fo:min-width="4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fo:min-height="0.884cm" fo:min-width="1.9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87cm" fo:min-width="1.8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horizontal-align="justify" draw:textarea-vertical-align="middle" draw:auto-grow-height="false" fo:min-height="0.954cm" fo:min-width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textarea-horizontal-align="justify" draw:textarea-vertical-align="middle" draw:auto-grow-height="false" fo:min-height="2.099cm" fo:min-width="8.6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justify" draw:textarea-vertical-align="middle" draw:auto-grow-height="false" fo:min-height="1.196cm" fo:min-width="2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textarea-horizontal-align="justify" draw:textarea-vertical-align="middle" draw:auto-grow-height="false" fo:min-height="1.268cm" fo:min-width="2.4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horizontal-align="justify" draw:textarea-vertical-align="middle" draw:auto-grow-height="false" fo:min-height="1.108cm" fo:min-width="2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997cm" fo:min-width="3.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textarea-horizontal-align="justify" draw:textarea-vertical-align="middle" draw:auto-grow-height="false" fo:min-height="0.938cm" fo:min-width="1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textarea-horizontal-align="justify" draw:textarea-vertical-align="middle" draw:auto-grow-height="false" fo:min-height="0.797cm" fo:min-width="1.5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textarea-horizontal-align="justify" draw:textarea-vertical-align="middle" draw:auto-grow-height="false" fo:min-height="0.679cm" fo:min-width="2.7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textarea-horizontal-align="justify" draw:textarea-vertical-align="middle" draw:auto-grow-height="false" fo:min-height="0.797cm" fo:min-width="2.1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textarea-horizontal-align="justify" draw:textarea-vertical-align="middle" draw:auto-grow-height="false" fo:min-height="1.125cm" fo:min-width="2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textarea-horizontal-align="justify" draw:textarea-vertical-align="middle" draw:auto-grow-height="false" fo:min-height="0.778cm" fo:min-width="1.1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textarea-horizontal-align="justify" draw:textarea-vertical-align="middle" draw:auto-grow-height="false" fo:min-height="0.737cm" fo:min-width="1.7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0.757cm" fo:min-width="1.4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justify" draw:textarea-vertical-align="middle" draw:auto-grow-height="false" fo:min-height="0.757cm" fo:min-width="1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textarea-horizontal-align="justify" draw:textarea-vertical-align="middle" draw:auto-grow-height="false" fo:min-height="1.543cm" fo:min-width="12.1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textarea-horizontal-align="justify" draw:textarea-vertical-align="middle" draw:auto-grow-height="false" fo:min-height="1.476cm" fo:min-width="7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textarea-horizontal-align="justify" draw:textarea-vertical-align="middle" draw:auto-grow-height="false" fo:min-height="1.896cm" fo:min-width="12.5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textarea-horizontal-align="justify" draw:textarea-vertical-align="middle" draw:auto-grow-height="false" fo:min-height="2.138cm" fo:min-width="28.4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textarea-horizontal-align="justify" draw:textarea-vertical-align="middle" draw:auto-grow-height="false" fo:min-height="1.005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textarea-horizontal-align="justify" draw:textarea-vertical-align="middle" draw:auto-grow-height="false" fo:min-height="1.736cm" fo:min-width="5.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5" style:family="graphic">
      <style:graphic-properties draw:textarea-horizontal-align="justify" draw:textarea-vertical-align="middle" draw:auto-grow-height="false" fo:min-height="0.799cm" fo:min-width="1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6" style:family="graphic">
      <style:graphic-properties draw:textarea-horizontal-align="justify" draw:textarea-vertical-align="middle" draw:auto-grow-height="false" fo:min-height="1.021cm" fo:min-width="2.1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draw:textarea-horizontal-align="justify" draw:textarea-vertical-align="middle" draw:auto-grow-height="false" fo:min-height="1.286cm" fo:min-width="4.1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textarea-horizontal-align="justify" draw:textarea-vertical-align="middle" draw:auto-grow-height="false" fo:min-height="1.471cm" fo:min-width="4.7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textarea-horizontal-align="justify" draw:textarea-vertical-align="middle" draw:auto-grow-height="false" fo:min-height="1.295cm" fo:min-width="4.0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textarea-horizontal-align="justify" draw:textarea-vertical-align="middle" draw:auto-grow-height="false" fo:min-height="0.903cm" fo:min-width="1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textarea-horizontal-align="justify" draw:textarea-vertical-align="middle" draw:auto-grow-height="false" fo:min-height="0.792cm" fo:min-width="2.0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textarea-horizontal-align="justify" draw:textarea-vertical-align="middle" draw:auto-grow-height="false" fo:min-height="0.947cm" fo:min-width="2.5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3" style:family="graphic">
      <style:graphic-properties draw:textarea-horizontal-align="justify" draw:textarea-vertical-align="middle" draw:auto-grow-height="false" fo:min-height="0.894cm" fo:min-width="1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4" style:family="graphic">
      <style:graphic-properties draw:textarea-horizontal-align="justify" draw:textarea-vertical-align="middle" draw:auto-grow-height="false" fo:min-height="0.854cm" fo:min-width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5" style:family="graphic">
      <style:graphic-properties draw:textarea-horizontal-align="justify" draw:textarea-vertical-align="middle" draw:auto-grow-height="false" fo:min-height="0.797cm" fo:min-width="2.7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6" style:family="graphic">
      <style:graphic-properties draw:textarea-horizontal-align="justify" draw:textarea-vertical-align="middle" draw:auto-grow-height="false" fo:min-height="0.734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7" style:family="graphic">
      <style:graphic-properties draw:textarea-horizontal-align="justify" draw:textarea-vertical-align="middle" draw:auto-grow-height="false" fo:min-height="0.734cm" fo:min-width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textarea-horizontal-align="justify" draw:textarea-vertical-align="middle" draw:auto-grow-height="false" fo:min-height="0.639cm" fo:min-width="2.5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textarea-horizontal-align="justify" draw:textarea-vertical-align="middle" draw:auto-grow-height="false" fo:min-height="1.923cm" fo:min-width="5.4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0" style:family="graphic">
      <style:graphic-properties draw:textarea-horizontal-align="justify" draw:textarea-vertical-align="middle" draw:auto-grow-height="false" fo:min-height="1.244cm" fo:min-width="2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1" style:family="graphic">
      <style:graphic-properties draw:textarea-horizontal-align="justify" draw:textarea-vertical-align="middle" draw:auto-grow-height="false" fo:min-height="0.734cm" fo:min-width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2" style:family="graphic">
      <style:graphic-properties draw:textarea-horizontal-align="justify" draw:textarea-vertical-align="middle" draw:auto-grow-height="false" fo:min-height="0.734cm" fo:min-width="2.1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draw:textarea-horizontal-align="justify" draw:textarea-vertical-align="middle" draw:auto-grow-height="false" fo:min-height="1.72cm" fo:min-width="5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textarea-horizontal-align="justify" draw:textarea-vertical-align="middle" draw:auto-grow-height="false" fo:min-height="1.012cm" fo:min-width="2.4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textarea-horizontal-align="justify" draw:textarea-vertical-align="middle" draw:auto-grow-height="false" fo:min-height="1.219cm" fo:min-width="1.9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textarea-horizontal-align="justify" draw:textarea-vertical-align="middle" draw:auto-grow-height="false" fo:min-height="0.808cm" fo:min-width="1.9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textarea-horizontal-align="justify" draw:textarea-vertical-align="middle" draw:auto-grow-height="false" fo:min-height="0.889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draw:textarea-horizontal-align="justify" draw:textarea-vertical-align="middle" draw:auto-grow-height="false" fo:min-height="1.623cm" fo:min-width="5.0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9" style:family="graphic">
      <style:graphic-properties draw:textarea-horizontal-align="justify" draw:textarea-vertical-align="middle" draw:auto-grow-height="false" fo:min-height="0.868cm" fo:min-width="2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textarea-horizontal-align="justify" draw:textarea-vertical-align="middle" draw:auto-grow-height="false" fo:min-height="1.787cm" fo:min-width="9.6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1" style:family="graphic">
      <style:graphic-properties draw:textarea-horizontal-align="justify" draw:textarea-vertical-align="middle" draw:auto-grow-height="false" fo:min-height="0.87cm" fo:min-width="2.8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2" style:family="graphic">
      <style:graphic-properties draw:textarea-horizontal-align="justify" draw:textarea-vertical-align="middle" draw:auto-grow-height="false" fo:min-height="0.796cm" fo:min-width="2.2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3" style:family="graphic">
      <style:graphic-properties draw:textarea-horizontal-align="justify" draw:textarea-vertical-align="middle" draw:auto-grow-height="false" fo:min-height="0.799cm" fo:min-width="2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4" style:family="graphic">
      <style:graphic-properties draw:textarea-horizontal-align="justify" draw:textarea-vertical-align="middle" draw:auto-grow-height="false" fo:min-height="0.87cm" fo:min-width="2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5" style:family="graphic">
      <style:graphic-properties draw:textarea-horizontal-align="justify" draw:textarea-vertical-align="middle" draw:auto-grow-height="false" fo:min-height="0.75cm" fo:min-width="2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6" style:family="graphic">
      <style:graphic-properties draw:textarea-horizontal-align="justify" draw:textarea-vertical-align="middle" draw:auto-grow-height="false" fo:min-height="0.801cm" fo:min-width="1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7" style:family="graphic">
      <style:graphic-properties draw:textarea-horizontal-align="justify" draw:textarea-vertical-align="middle" draw:auto-grow-height="false" fo:min-height="0.974cm" fo:min-width="2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8" style:family="graphic">
      <style:graphic-properties draw:textarea-horizontal-align="justify" draw:textarea-vertical-align="middle" draw:auto-grow-height="false" fo:min-height="1.349cm" fo:min-width="3.5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9" style:family="graphic">
      <style:graphic-properties draw:textarea-horizontal-align="justify" draw:textarea-vertical-align="middle" draw:auto-grow-height="false" fo:min-height="0.88cm" fo:min-width="2.1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0" style:family="graphic">
      <style:graphic-properties draw:textarea-horizontal-align="justify" draw:textarea-vertical-align="middle" draw:auto-grow-height="false" fo:min-height="1.258cm" fo:min-width="8.8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1" style:family="graphic">
      <style:graphic-properties draw:textarea-horizontal-align="justify" draw:textarea-vertical-align="middle" draw:auto-grow-height="false" fo:min-height="1.192cm" fo:min-width="2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textarea-horizontal-align="justify" draw:textarea-vertical-align="middle" draw:auto-grow-height="false" fo:min-height="1.125cm" fo:min-width="2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3" style:family="graphic">
      <style:graphic-properties draw:textarea-horizontal-align="justify" draw:textarea-vertical-align="middle" draw:auto-grow-height="false" fo:min-height="2.514cm" fo:min-width="15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4" style:family="graphic">
      <style:graphic-properties draw:textarea-horizontal-align="justify" draw:textarea-vertical-align="middle" draw:auto-grow-height="false" fo:min-height="1.614cm" fo:min-width="3.0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5" style:family="graphic">
      <style:graphic-properties draw:textarea-horizontal-align="justify" draw:textarea-vertical-align="middle" draw:auto-grow-height="false" fo:min-height="1.014cm" fo:min-width="1.57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6" style:family="graphic">
      <style:graphic-properties draw:textarea-horizontal-align="justify" draw:textarea-vertical-align="middle" draw:auto-grow-height="false" fo:min-height="0.961cm" fo:min-width="2.12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31" draw:style-name="gr20" svg:width="2.47cm" svg:height="1.324cm" svg:x="1.274cm" svg:y="9.303cm"><text:p>De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1" svg:width="2.229cm" svg:height="1.126cm" svg:x="4.604cm" svg:y="10.58cm"><text:p>Ca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3" draw:style-name="gr2" draw:text-style-name="P1" svg:x1="6.302cm" svg:y1="10.669cm" svg:x2="6.808cm" svg:y2="9.611cm"><text:p/></draw:line><draw:custom-shape text:anchor-type="paragraph" draw:z-index="34" draw:style-name="gr22" svg:width="2.867cm" svg:height="0.75cm" svg:x="6.5cm" svg:y="8.818cm"><text:p>Owner: acc 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36" draw:style-name="gr2" draw:text-style-name="P1" svg:x1="6.832cm" svg:y1="11.044cm" svg:x2="7.735cm" svg:y2="10.802cm"><text:p/></draw:line><draw:custom-shape text:anchor-type="paragraph" draw:z-index="42" draw:style-name="gr29" draw:text-style-name="P1" svg:width="12.196cm" svg:height="1.544cm" svg:x="33.521cm" svg:y="-0.002cm"><text:p text:style-name="P1">Cards Administration Context</text:p><draw:enhanced-geometry svg:viewBox="0 0 21600 21600" draw:type="rectangle" draw:enhanced-path="M 0 0 L 21600 0 21600 21600 0 21600 0 0 Z N"/></draw:custom-shape><draw:custom-shape text:anchor-type="paragraph" draw:z-index="43" draw:style-name="gr30" svg:width="7.386cm" svg:height="1.477cm" svg:x="15.907cm" svg:y="-0.034cm"><text:p text:style-name="P1">Account Context</text:p><draw:enhanced-geometry svg:viewBox="0 0 21600 21600" draw:type="rectangle" draw:enhanced-path="M 0 0 L 21600 0 21600 21600 0 21600 0 0 Z N"/></draw:custom-shape><draw:custom-shape text:anchor-type="paragraph" draw:z-index="44" draw:style-name="gr31" svg:width="12.546cm" svg:height="1.897cm" svg:x="0.593cm" svg:y="6.745cm"><text:p text:style-name="P1">Deck Building Context</text:p><draw:enhanced-geometry svg:viewBox="0 0 21600 21600" draw:type="rectangle" draw:enhanced-path="M 0 0 L 21600 0 21600 21600 0 21600 0 0 Z N"/></draw:custom-shape><draw:custom-shape text:anchor-type="paragraph" draw:z-index="45" draw:style-name="gr32" svg:width="28.495cm" svg:height="2.139cm" svg:x="19.701cm" svg:y="7.288cm"><text:p text:style-name="P1">Match Context</text:p><draw:enhanced-geometry svg:viewBox="0 0 21600 21600" draw:type="rectangle" draw:enhanced-path="M 0 0 L 21600 0 21600 21600 0 21600 0 0 Z N"/></draw:custom-shape><draw:line text:anchor-type="paragraph" draw:z-index="46" draw:style-name="gr2" draw:text-style-name="P1" svg:x1="2.48cm" svg:y1="10.626cm" svg:x2="2.686cm" svg:y2="12.169cm"><text:p/></draw:line><draw:custom-shape text:anchor-type="paragraph" draw:z-index="47" draw:style-name="gr33" svg:width="2.62cm" svg:height="1.112cm" svg:x="1.801cm" svg:y="12.169cm"><text:p>Card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8" draw:style-name="gr2" draw:text-style-name="P1" svg:x1="2.288cm" svg:y1="12.169cm" svg:x2="2.602cm" svg:y2="11.723cm"><text:p/></draw:line><draw:line text:anchor-type="paragraph" draw:z-index="49" draw:style-name="gr2" draw:text-style-name="P1" svg:x1="3.114cm" svg:y1="12.169cm" svg:x2="2.602cm" svg:y2="11.723cm"><text:p/></draw:line><draw:custom-shape text:anchor-type="paragraph" draw:z-index="61" draw:style-name="gr40" svg:width="1.265cm" svg:height="0.999cm" svg:x="-0.284cm" svg:y="11.118cm"><text:p>N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2" draw:style-name="gr2" draw:text-style-name="P1" svg:x1="0.981cm" svg:y1="11.118cm" svg:x2="1.687cm" svg:y2="10.412cm"><text:p/></draw:line><draw:custom-shape text:anchor-type="paragraph" draw:z-index="167" draw:style-name="gr70" draw:text-style-name="P1" svg:width="8.864cm" svg:height="1.258cm" svg:x="1.468cm" svg:y="0.012cm"><text:p text:style-name="P1">Visiting Context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><draw:custom-shape text:anchor-type="paragraph" draw:z-index="28" draw:style-name="gr18" svg:width="3.506cm" svg:height="1.567cm" svg:x="17.612cm" svg:y="0.247cm"><text:p>Accoun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71" svg:width="3.573cm" svg:height="1.687cm" svg:x="1.568cm" svg:y="0.404cm"><text:p>Redirect sourc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41" draw:style-name="gr28" svg:width="1.932cm" svg:height="0.839cm" svg:x="41.219cm" svg:y="0.369cm"><text:p>Strength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7" draw:style-name="gr24" svg:width="3.329cm" svg:height="1.588cm" svg:x="37.514cm" svg:y="0.346cm"><text:p>Ca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72" svg:width="3.804cm" svg:height="1.588cm" svg:x="6.396cm" svg:y="0.083cm"><text:p>Visito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40" draw:style-name="gr27" svg:width="1.557cm" svg:height="0.839cm" svg:x="35.131cm" svg:y="0.134cm"><text:p>N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48" draw:style-name="gr2" draw:text-style-name="P1" svg:x1="40.603cm" svg:y1="0.284cm" svg:x2="41.219cm" svg:y2="0.217cm"><text:p/></draw:line></text:p>
      <text:p text:style-name="Standard"><draw:line text:anchor-type="paragraph" draw:z-index="153" draw:style-name="gr2" draw:text-style-name="P1" svg:x1="37.514cm" svg:y1="0.183cm" svg:x2="36.687cm" svg:y2="0.09cm"><text:p/></draw:line><draw:line text:anchor-type="paragraph" draw:z-index="30" draw:style-name="gr2" draw:text-style-name="P1" svg:x1="19.861cm" svg:y1="0.353cm" svg:x2="20.39cm" svg:y2="1.014cm"><text:p/></draw:line></text:p>
      <text:p text:style-name="Standard"><draw:line text:anchor-type="paragraph" draw:z-index="150" draw:style-name="gr2" draw:text-style-name="P1" svg:x1="40.073cm" svg:y1="0.346cm" svg:x2="40.315cm" svg:y2="0.716cm"><text:p/></draw:line><draw:line text:anchor-type="paragraph" draw:z-index="149" draw:style-name="gr2" draw:text-style-name="P1" svg:x1="40.691cm" svg:y1="0.06cm" svg:x2="41.351cm" svg:y2="0.478cm"><text:p/></draw:line><draw:line text:anchor-type="paragraph" draw:z-index="151" draw:style-name="gr2" draw:text-style-name="P1" svg:x1="37.802cm" svg:y1="0.717cm" svg:x2="38.045cm" svg:y2="0.325cm"><text:p/></draw:line><draw:custom-shape text:anchor-type="paragraph" draw:z-index="152" draw:style-name="gr65" svg:width="2.858cm" svg:height="0.832cm" svg:x="41.351cm" svg:y="0.302cm"><text:p>More properties?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7" draw:style-name="gr2" draw:text-style-name="P1" svg:x1="20.187cm" svg:y1="0.272cm" svg:x2="20.175cm" svg:y2="0.528cm"><text:p/></draw:line><draw:line text:anchor-type="paragraph" draw:z-index="68" draw:style-name="gr2" draw:text-style-name="P1" svg:x1="20.187cm" svg:y1="0.272cm" svg:x2="20.741cm" svg:y2="0.528cm"><text:p/></draw:line></text:p>
      <text:p text:style-name="Standard"><draw:custom-shape text:anchor-type="paragraph" draw:z-index="38" draw:style-name="gr25" svg:width="1.28cm" svg:height="0.86cm" svg:x="39.587cm" svg:y="0.229cm"><text:p>Rarity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9" draw:style-name="gr26" svg:width="1.832cm" svg:height="0.816cm" svg:x="36.897cm" svg:y="0.229cm"><text:p>Edi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9" svg:width="3.396cm" svg:height="1.103cm" svg:x="19.639cm" svg:y="0.041cm"><text:p>Authentic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0" draw:style-name="gr73" svg:width="15.181cm" svg:height="2.514cm" svg:x="53.525cm" svg:y="0.483cm"><text:p text:style-name="P1">Shop Context</text:p><draw:enhanced-geometry svg:viewBox="0 0 21600 21600" draw:type="rectangle" draw:enhanced-path="M 0 0 L 21600 0 21600 21600 0 21600 0 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171" draw:style-name="gr74" svg:width="4.333cm" svg:height="2.281cm" svg:x="55.079cm" svg:y="0.318cm"><text:p>Produ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72" draw:style-name="gr75" svg:width="1.689cm" svg:height="1.124cm" svg:x="60.138cm" svg:y="0.127cm"><text:p>Pric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4" draw:style-name="gr76" svg:width="3.012cm" svg:height="1.357cm" svg:x="64.835cm" svg:y="0.259cm"><text:p>Ord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173" draw:style-name="gr75" svg:width="1.689cm" svg:height="1.124cm" svg:x="59.411cm" svg:y="0.155cm"><text:p>Nam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custom-shape text:anchor-type="paragraph" draw:z-index="3" draw:style-name="gr4" svg:width="3.213cm" svg:height="1.003cm" svg:x="44.646cm" svg:y="0.03cm"><text:p>In deck (@po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style-name="gr8" svg:width="3.273cm" svg:height="1.959cm" svg:x="32.778cm" svg:y="0.303cm"><text:p>Play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" draw:style-name="gr2" draw:text-style-name="P1" svg:x1="35.878cm" svg:y1="0.855cm" svg:x2="37.487cm" svg:y2="0.303cm"><text:p/></draw:line><draw:custom-shape text:anchor-type="paragraph" draw:z-index="15" draw:style-name="gr10" svg:width="1.571cm" svg:height="0.946cm" svg:x="37.354cm" svg:y="0.037cm"><text:p>Mana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5" draw:style-name="gr23" svg:width="2.262cm" svg:height="0.883cm" svg:x="7.735cm" svg:y="0.049cm"><text:p>Typ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8" draw:style-name="gr2" draw:text-style-name="P1" svg:x1="44.021cm" svg:y1="1.017cm" svg:x2="44.645cm" svg:y2="0.318cm"><text:p/></draw:line><draw:custom-shape text:anchor-type="paragraph" draw:z-index="71" draw:style-name="gr43" svg:width="2.331cm" svg:height="1.265cm" svg:x="20.655cm" svg:y="0.3cm"><text:p>De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75" draw:style-name="gr2" draw:text-style-name="P1" svg:x1="23.888cm" svg:y1="0.518cm" svg:x2="24.241cm" svg:y2="0.275cm"><text:p/></draw:line><draw:custom-shape text:anchor-type="paragraph" draw:z-index="77" draw:style-name="gr45" svg:width="2.823cm" svg:height="0.883cm" svg:x="24.197cm" svg:y="0.099cm"><text:p>Card templ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2" draw:style-name="gr3" svg:width="1.948cm" svg:height="1.003cm" svg:x="42.282cm" svg:y="0.042cm"><text:p>Locatio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5" draw:style-name="gr2" draw:text-style-name="P1" svg:x1="44.23cm" svg:y1="0.422cm" svg:x2="45.175cm" svg:y2="0.422cm"><text:p/></draw:line><draw:custom-shape text:anchor-type="paragraph" draw:z-index="6" draw:style-name="gr5" svg:width="2.931cm" svg:height="1.172cm" svg:x="45.194cm" svg:y="0.005cm"><text:p>In hand (@pos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2" draw:style-name="gr44" svg:width="2.042cm" svg:height="0.946cm" svg:x="36.992cm" svg:y="0.266cm"><text:p>Live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73" draw:style-name="gr2" draw:text-style-name="P1" svg:x1="35.84cm" svg:y1="0.305cm" svg:x2="36.992cm" svg:y2="0.663cm"><text:p/></draw:line><draw:line text:anchor-type="paragraph" draw:z-index="74" draw:style-name="gr2" draw:text-style-name="P1" svg:x1="22.985cm" svg:y1="0.009cm" svg:x2="24.241cm" svg:y2="0.032cm"><text:p/></draw:line><draw:line text:anchor-type="paragraph" draw:z-index="76" draw:style-name="gr2" draw:text-style-name="P1" svg:x1="23.888cm" svg:y1="0.032cm" svg:x2="24.285cm" svg:y2="0.297cm"><text:p/></draw:line></text:p>
      <text:p text:style-name="Standard"><draw:line text:anchor-type="paragraph" draw:z-index="86" draw:style-name="gr2" draw:text-style-name="P1" svg:x1="22.1cm" svg:y1="0.104cm" svg:x2="22.389cm" svg:y2="0.864cm"><text:p/></draw:line></text:p>
      <text:p text:style-name="Standard"><draw:line text:anchor-type="paragraph" draw:z-index="1" draw:style-name="gr2" draw:text-style-name="P1" svg:x1="41.092cm" svg:y1="1.509cm" svg:x2="42.738cm" svg:y2="0.071cm"><text:p/></draw:line><draw:line text:anchor-type="paragraph" draw:z-index="4" draw:style-name="gr2" draw:text-style-name="P1" svg:x1="43.983cm" svg:y1="0.071cm" svg:x2="44.475cm" svg:y2="0.865cm"><text:p/></draw:line><draw:line text:anchor-type="paragraph" draw:z-index="9" draw:style-name="gr2" draw:text-style-name="P1" svg:x1="43.568cm" svg:y1="0.071cm" svg:x2="43.737cm" svg:y2="1.47cm"><text:p/></draw:line><draw:custom-shape text:anchor-type="paragraph" draw:z-index="87" draw:style-name="gr48" svg:width="2.647cm" svg:height="0.706cm" svg:x="21.437cm" svg:y="0.377cm"><text:p>Account i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7" draw:style-name="gr6" svg:width="3.176cm" svg:height="1.135cm" svg:x="44.475cm" svg:y="0.266cm"><text:p>In play (+action)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104" draw:style-name="gr55" svg:width="2.779cm" svg:height="1.721cm" svg:x="28.485cm" svg:y="0.45cm"><text:p>Match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0" draw:style-name="gr1" svg:width="3.516cm" svg:height="2.476cm" svg:x="39.014cm" svg:y="0.048cm"><text:p>Ca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7" svg:width="1.172cm" svg:height="1.059cm" svg:x="43.191cm" svg:y="0.009cm"><text:p>Dea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0" draw:style-name="gr34" svg:width="5.499cm" svg:height="1.735cm" svg:x="1.73cm" svg:y="0.316cm"><text:p>Get first deck (it's free yay)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/>
      <text:p text:style-name="Standard"><draw:line text:anchor-type="paragraph" draw:z-index="147" draw:style-name="gr2" draw:text-style-name="P1" svg:x1="30.999cm" svg:y1="0.346cm" svg:x2="31.726cm" svg:y2="0.709cm"><text:p/></draw:line></text:p>
      <text:p text:style-name="Standard"><draw:custom-shape text:anchor-type="paragraph" draw:z-index="105" draw:style-name="gr56" svg:width="2.084cm" svg:height="0.893cm" svg:x="31.263cm" svg:y="0.222cm"><text:p>Turn statu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12" draw:style-name="gr2" draw:text-style-name="P1" svg:x1="42.132cm" svg:y1="0.159cm" svg:x2="43.663cm" svg:y2="0.556cm"><text:p/></draw:line><draw:custom-shape text:anchor-type="paragraph" draw:z-index="13" draw:style-name="gr9" svg:width="1.04cm" svg:height="1.003cm" svg:x="43.663cm" svg:y="0.159cm"><text:p>Co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58" draw:style-name="gr2" draw:text-style-name="P1" svg:x1="1.861cm" svg:y1="1.12cm" svg:x2="2.39cm" svg:y2="0.102cm"><text:p/></draw:line><draw:line text:anchor-type="paragraph" draw:z-index="159" draw:style-name="gr2" draw:text-style-name="P1" svg:x1="1.464cm" svg:y1="0.935cm" svg:x2="2.099cm" svg:y2="0.102cm"><text:p/></draw:line><draw:line text:anchor-type="paragraph" draw:z-index="160" draw:style-name="gr2" draw:text-style-name="P1" svg:x1="1.252cm" svg:y1="0.802cm" svg:x2="1.861cm" svg:y2="0.102cm"><text:p/></draw:line><draw:line text:anchor-type="paragraph" draw:z-index="161" draw:style-name="gr2" draw:text-style-name="P1" svg:x1="0.988cm" svg:y1="0.644cm" svg:x2="1.731cm" svg:y2="0.102cm"><text:p/></draw:line><draw:line text:anchor-type="paragraph" draw:z-index="163" draw:style-name="gr2" draw:text-style-name="P1" svg:x1="5.062cm" svg:y1="0.102cm" svg:x2="5.485cm" svg:y2="0.95cm"><text:p/></draw:line></text:p>
      <text:p text:style-name="Standard"><draw:custom-shape text:anchor-type="paragraph" draw:z-index="154" draw:style-name="gr35" svg:width="2.253cm" svg:height="1.128cm" svg:x="-0.021cm" svg:y="0.157cm"><text:p>Add card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35" svg:width="2.253cm" svg:height="1.128cm" svg:x="0.217cm" svg:y="0.316cm"><text:p>Add card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35" svg:width="2.253cm" svg:height="1.128cm" svg:x="0.429cm" svg:y="0.448cm"><text:p>Add card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67" svg:width="3.282cm" svg:height="1.377cm" svg:x="4.11cm" svg:y="0.464cm"><text:p>Create deck with</text:p><text:p>the new card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57" draw:style-name="gr66" draw:text-style-name="P2" svg:width="2.257cm" svg:height="1.13cm" svg:x="0.693cm" svg:y="0.146cm"><text:p><text:span text:style-name="T1">Add card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23" draw:style-name="gr15" svg:width="8.647cm" svg:height="2.098cm" svg:x="37.576cm" svg:y="0.286cm"><text:p>Start new match (from proposal)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88" draw:style-name="gr49" svg:width="5.432cm" svg:height="1.922cm" svg:x="21.218cm" svg:y="0.086cm"><text:p>Select deck to use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custom-shape text:anchor-type="paragraph" draw:z-index="69" draw:style-name="gr42" svg:width="3.56cm" svg:height="1.34cm" svg:x="32.17cm" svg:y="0.102cm"><text:p>Shuffle the deck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99" draw:style-name="gr42" svg:width="3.56cm" svg:height="1.34cm" svg:x="32.632cm" svg:y="0.194cm"><text:p>Shuffle the deck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00" draw:style-name="gr2" draw:text-style-name="P1" svg:x1="37.576cm" svg:y1="0.178cm" svg:x2="35.729cm" svg:y2="0.342cm"><text:p/></draw:line><draw:custom-shape text:anchor-type="paragraph" draw:z-index="54" draw:style-name="gr37" svg:width="4.114cm" svg:height="1.285cm" svg:x="0.552cm" svg:y="0.455cm"><text:p>Acquire new card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line text:anchor-type="paragraph" draw:z-index="70" draw:style-name="gr2" draw:text-style-name="P1" svg:x1="36.191cm" svg:y1="0.252cm" svg:x2="37.576cm" svg:y2="0.083cm"><text:p/></draw:line></text:p>
      <text:p text:style-name="Standard"><draw:line text:anchor-type="paragraph" draw:z-index="26" draw:style-name="gr2" draw:text-style-name="P1" svg:x1="42.799cm" svg:y1="0.436cm" svg:x2="42.88cm" svg:y2="1.302cm"><text:p/></draw:line><draw:line text:anchor-type="paragraph" draw:z-index="27" draw:style-name="gr2" draw:text-style-name="P1" svg:x1="44.064cm" svg:y1="0.436cm" svg:x2="45.399cm" svg:y2="1.002cm"><text:p/></draw:line><draw:line text:anchor-type="paragraph" draw:z-index="83" draw:style-name="gr2" draw:text-style-name="P1" svg:x1="37.576cm" svg:y1="0.436cm" svg:x2="36.758cm" svg:y2="1.32cm"><text:p/></draw:line><draw:line text:anchor-type="paragraph" draw:z-index="84" draw:style-name="gr2" draw:text-style-name="P1" svg:x1="37.872cm" svg:y1="0.436cm" svg:x2="37.022cm" svg:y2="1.464cm"><text:p/></draw:line><draw:line text:anchor-type="paragraph" draw:z-index="85" draw:style-name="gr2" draw:text-style-name="P1" svg:x1="38.25cm" svg:y1="0.436cm" svg:x2="37.363cm" svg:y2="1.607cm"><text:p/></draw:line><draw:line text:anchor-type="paragraph" draw:z-index="91" draw:style-name="gr2" draw:text-style-name="P1" svg:x1="38.834cm" svg:y1="0.436cm" svg:x2="38.248cm" svg:y2="2.346cm"><text:p/></draw:line><draw:line text:anchor-type="paragraph" draw:z-index="96" draw:style-name="gr2" draw:text-style-name="P1" svg:x1="39.022cm" svg:y1="0.436cm" svg:x2="38.463cm" svg:y2="2.514cm"><text:p/></draw:line><draw:line text:anchor-type="paragraph" draw:z-index="97" draw:style-name="gr2" draw:text-style-name="P1" svg:x1="39.25cm" svg:y1="0.436cm" svg:x2="38.728cm" svg:y2="2.659cm"><text:p/></draw:line><draw:line text:anchor-type="paragraph" draw:z-index="98" draw:style-name="gr2" draw:text-style-name="P1" svg:x1="39.438cm" svg:y1="0.436cm" svg:x2="39.068cm" svg:y2="2.801cm"><text:p/></draw:line><draw:line text:anchor-type="paragraph" draw:z-index="78" draw:style-name="gr2" draw:text-style-name="P1" svg:x1="37.576cm" svg:y1="0.125cm" svg:x2="36.542cm" svg:y2="1.152cm"><text:p/></draw:line><draw:custom-shape text:anchor-type="paragraph" draw:z-index="89" draw:style-name="gr50" svg:width="3.483cm" svg:height="1.756cm" svg:x="21.44cm" svg:y="0.282cm"><text:p>Add or replace</text:p><text:p>deck for acct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0" draw:style-name="gr2" draw:text-style-name="P1" svg:x1="23.188cm" svg:y1="0.06cm" svg:x2="23.209cm" svg:y2="0.282cm"><text:p/></draw:line></text:p>
      <text:p text:style-name="Standard"><draw:custom-shape text:anchor-type="paragraph" draw:z-index="25" draw:style-name="gr17" svg:width="3.44cm" svg:height="1.791cm" svg:x="44.882cm" svg:y="0.309cm"><text:p>Start first tur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3" draw:style-name="gr2" draw:text-style-name="P1" svg:x1="2.307cm" svg:y1="0.279cm" svg:x2="2.205cm" svg:y2="1.12cm"><text:p/></draw:line></text:p>
      <text:p text:style-name="Standard"><draw:custom-shape text:anchor-type="paragraph" draw:z-index="24" draw:style-name="gr16" svg:width="3.421cm" svg:height="1.691cm" svg:x="41.321cm" svg:y="0.328cm"><text:p>Decide who start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46" svg:width="2.43cm" svg:height="1.034cm" svg:x="35.221cm" svg:y="0.34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46" svg:width="2.43cm" svg:height="1.034cm" svg:x="35.052cm" svg:y="0.1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81" draw:style-name="gr46" svg:width="2.43cm" svg:height="1.034cm" svg:x="35.48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47" svg:width="2.43cm" svg:height="1.034cm" svg:x="35.773cm" svg:y="0.146cm"><text:p>Add car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5" svg:width="2.253cm" svg:height="1.128cm" svg:x="0.667cm" svg:y="0.146cm"><text:p>Add card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92" draw:style-name="gr51" svg:width="3.029cm" svg:height="1.034cm" svg:x="36.758cm" svg:y="0.3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39" svg:width="4cm" svg:height="1.294cm" svg:x="7.572cm" svg:y="0.09cm"><text:p>Add deck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custom-shape text:anchor-type="paragraph" draw:z-index="95" draw:style-name="gr52" svg:width="3.029cm" svg:height="1.034cm" svg:x="37.657cm" svg:y="0.367cm"><text:p>Add card to ha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51" svg:width="3.029cm" svg:height="1.034cm" svg:x="36.969cm" svg:y="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51" svg:width="3.029cm" svg:height="1.034cm" svg:x="37.299cm" svg:y="0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63" draw:style-name="gr2" draw:text-style-name="P1" svg:x1="8.767cm" svg:y1="0.409cm" svg:x2="8.767cm" svg:y2="1.189cm"><text:p/></draw:line></text:p>
      <text:p text:style-name="Standard"><draw:custom-shape text:anchor-type="paragraph" draw:z-index="55" draw:style-name="gr38" svg:width="4.733cm" svg:height="1.472cm" svg:x="0.402cm" svg:y="0.483cm"><text:p>Add card to deck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custom-shape text:anchor-type="paragraph" draw:z-index="101" draw:style-name="gr53" svg:width="5.98cm" svg:height="1.721cm" svg:x="23.469cm" svg:y="0.318cm"><text:p>Begin turn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52" draw:style-name="gr36" svg:width="3.059cm" svg:height="1.442cm" svg:x="7.336cm" svg:y="0.21cm"><text:p>Create de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16" draw:style-name="gr11" svg:width="4.555cm" svg:height="1.892cm" svg:x="41.226cm" svg:y="0.183cm"><text:p>Play card from hand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draw:custom-shape text:anchor-type="paragraph" draw:z-index="108" draw:style-name="gr58" svg:width="5.093cm" svg:height="1.622cm" svg:x="33.644cm" svg:y="0.176cm"><text:p>Block attacker</text:p><text:p>(defence phase only)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custom-shape text:anchor-type="paragraph" draw:z-index="57" draw:style-name="gr36" svg:width="3.059cm" svg:height="1.442cm" svg:x="2.099cm" svg:y="0.483cm"><text:p>Update de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style-name="gr2" draw:text-style-name="P1" svg:x1="1.824cm" svg:y1="0.012cm" svg:x2="2.523cm" svg:y2="0.606cm"><text:p/></draw:line></text:p>
      <text:p text:style-name="Standard"><draw:line text:anchor-type="paragraph" draw:z-index="21" draw:style-name="gr2" draw:text-style-name="P1" svg:x1="26.307cm" svg:y1="0.09cm" svg:x2="26.979cm" svg:y2="1.531cm"><text:p/></draw:line><draw:line text:anchor-type="paragraph" draw:z-index="102" draw:style-name="gr2" draw:text-style-name="P1" svg:x1="23.469cm" svg:y1="1.346cm" svg:x2="23.892cm" svg:y2="0.09cm"><text:p/></draw:line><draw:line text:anchor-type="paragraph" draw:z-index="107" draw:style-name="gr2" draw:text-style-name="P1" svg:x1="27.889cm" svg:y1="0.09cm" svg:x2="29.477cm" svg:y2="1.355cm"><text:p/></draw:line><draw:custom-shape text:anchor-type="paragraph" draw:z-index="64" draw:style-name="gr39" svg:width="4cm" svg:height="1.294cm" svg:x="7.348cm" svg:y="0.349cm"><text:p>Remove deck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line text:anchor-type="paragraph" draw:z-index="110" draw:style-name="gr2" draw:text-style-name="P1" svg:x1="34.934cm" svg:y1="0.337cm" svg:x2="35.033cm" svg:y2="1.097cm"><text:p/></draw:line></text:p>
      <text:p text:style-name="Standard"><draw:custom-shape text:anchor-type="paragraph" draw:z-index="103" draw:style-name="gr54" svg:width="3.493cm" svg:height="1.43cm" svg:x="21.597cm" svg:y="0.213cm"><text:p>Receive man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57" svg:width="3.573cm" svg:height="1.257cm" svg:x="28.893cm" svg:y="0.215cm"><text:p>Start defence pha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7" draw:style-name="gr2" draw:text-style-name="P1" svg:x1="41.62cm" svg:y1="0.127cm" svg:x2="41.601cm" svg:y2="1.071cm"><text:p/></draw:line><draw:line text:anchor-type="paragraph" draw:z-index="19" draw:style-name="gr2" draw:text-style-name="P1" svg:x1="43.794cm" svg:y1="0.127cm" svg:x2="44.625cm" svg:y2="1.09cm"><text:p/></draw:line><draw:line text:anchor-type="paragraph" draw:z-index="58" draw:style-name="gr2" draw:text-style-name="P1" svg:x1="1.836cm" svg:y1="0.739cm" svg:x2="2.542cm" svg:y2="0.298cm"><text:p/></draw:line></text:p>
      <text:p text:style-name="Standard"><draw:custom-shape text:anchor-type="paragraph" draw:z-index="22" draw:style-name="gr14" svg:width="3.804cm" svg:height="1.35cm" svg:x="25.09cm" svg:y="0.071cm"><text:p>Move card from</text:p><text:p>deck into ha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59" svg:width="3.638cm" svg:height="1.225cm" svg:x="33.512cm" svg:y="0.123cm"><text:p>Send unit to defen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6" draw:style-name="gr2" draw:text-style-name="P1" svg:x1="8.613cm" svg:y1="0.182cm" svg:x2="8.613cm" svg:y2="0.535cm"><text:p/></draw:line><draw:custom-shape text:anchor-type="paragraph" draw:z-index="56" draw:style-name="gr38" svg:width="4.733cm" svg:height="1.472cm" svg:x="0.342cm" svg:y="0.252cm"><text:p>Remove card from deck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custom-shape text:anchor-type="paragraph" draw:z-index="18" draw:style-name="gr12" svg:width="2.791cm" svg:height="1.248cm" svg:x="40.624cm" svg:y="0.041cm"><text:p>Pay with mana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13" svg:width="2.59cm" svg:height="1.23cm" svg:x="44.171cm" svg:y="0.021cm"><text:p>Put in play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41" svg:width="2.939cm" svg:height="1.117cm" svg:x="7.114cm" svg:y="0.048cm"><text:p>Remove de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custom-shape text:anchor-type="paragraph" draw:z-index="111" draw:style-name="gr60" svg:width="9.692cm" svg:height="1.786cm" svg:x="23.887cm" svg:y="0.393cm"><text:p>Combat phase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/>
      <text:p text:style-name="Standard"><draw:custom-shape text:anchor-type="paragraph" draw:z-index="144" draw:style-name="gr58" svg:width="5.093cm" svg:height="1.622cm" svg:x="38.804cm" svg:y="0.409cm"><text:p>Send unit to war</text:p><text:p>(offence phase only)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><draw:line text:anchor-type="paragraph" draw:z-index="143" draw:style-name="gr2" draw:text-style-name="P1" svg:x1="32.156cm" svg:y1="0.321cm" svg:x2="33.678cm" svg:y2="0.982cm"><text:p/></draw:line></text:p>
      <text:p text:style-name="Standard"><draw:custom-shape text:anchor-type="paragraph" draw:z-index="112" draw:style-name="gr61" svg:width="4.035cm" svg:height="1.227cm" svg:x="19.655cm" svg:y="0.429cm"><text:p>Start combat phas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64" svg:width="3.474cm" svg:height="1.227cm" svg:x="33.346cm" svg:y="0.231cm"><text:p>Start offence phase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1" draw:style-name="gr2" draw:text-style-name="P1" svg:x1="25.344cm" svg:y1="0.231cm" svg:x2="24.947cm" svg:y2="1.654cm"><text:p/></draw:line><draw:line text:anchor-type="paragraph" draw:z-index="132" draw:style-name="gr2" draw:text-style-name="P1" svg:x1="25.111cm" svg:y1="0.231cm" svg:x2="24.714cm" svg:y2="1.654cm"><text:p/></draw:line><draw:line text:anchor-type="paragraph" draw:z-index="133" draw:style-name="gr2" draw:text-style-name="P1" svg:x1="24.714cm" svg:y1="0.231cm" svg:x2="24.317cm" svg:y2="1.654cm"><text:p/></draw:line><draw:line text:anchor-type="paragraph" draw:z-index="134" draw:style-name="gr2" draw:text-style-name="P1" svg:x1="24.947cm" svg:y1="0.231cm" svg:x2="24.55cm" svg:y2="1.654cm"><text:p/></draw:line><draw:line text:anchor-type="paragraph" draw:z-index="135" draw:style-name="gr2" draw:text-style-name="P1" svg:x1="28.852cm" svg:y1="0.231cm" svg:x2="28.455cm" svg:y2="2.381cm"><text:p/></draw:line><draw:line text:anchor-type="paragraph" draw:z-index="136" draw:style-name="gr2" draw:text-style-name="P1" svg:x1="28.619cm" svg:y1="0.231cm" svg:x2="28.222cm" svg:y2="2.381cm"><text:p/></draw:line><draw:line text:anchor-type="paragraph" draw:z-index="137" draw:style-name="gr2" draw:text-style-name="P1" svg:x1="28.222cm" svg:y1="0.231cm" svg:x2="27.825cm" svg:y2="2.381cm"><text:p/></draw:line><draw:line text:anchor-type="paragraph" draw:z-index="138" draw:style-name="gr2" draw:text-style-name="P1" svg:x1="28.455cm" svg:y1="0.231cm" svg:x2="28.058cm" svg:y2="2.381cm"><text:p/></draw:line><draw:line text:anchor-type="paragraph" draw:z-index="139" draw:style-name="gr2" draw:text-style-name="P1" svg:x1="30.364cm" svg:y1="0.231cm" svg:x2="30.949cm" svg:y2="1.654cm"><text:p/></draw:line><draw:line text:anchor-type="paragraph" draw:z-index="140" draw:style-name="gr2" draw:text-style-name="P1" svg:x1="30.707cm" svg:y1="0.231cm" svg:x2="31.292cm" svg:y2="1.654cm"><text:p/></draw:line><draw:line text:anchor-type="paragraph" draw:z-index="141" draw:style-name="gr2" draw:text-style-name="P1" svg:x1="31.292cm" svg:y1="0.231cm" svg:x2="31.877cm" svg:y2="1.654cm"><text:p/></draw:line><draw:line text:anchor-type="paragraph" draw:z-index="142" draw:style-name="gr2" draw:text-style-name="P1" svg:x1="30.949cm" svg:y1="0.231cm" svg:x2="31.534cm" svg:y2="1.654cm"><text:p/></draw:line><draw:line text:anchor-type="paragraph" draw:z-index="130" draw:style-name="gr2" draw:text-style-name="P1" svg:x1="22.333cm" svg:y1="0.429cm" svg:x2="23.887cm" svg:y2="0cm"><text:p/></draw:line><draw:custom-shape text:anchor-type="paragraph" draw:z-index="164" draw:style-name="gr68" svg:width="3.52cm" svg:height="1.35cm" svg:x="45.2cm" svg:y="0.004cm"><text:p>End turn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Standard"/>
      <text:p text:style-name="Standard"><draw:line text:anchor-type="paragraph" draw:z-index="146" draw:style-name="gr2" draw:text-style-name="P1" svg:x1="40.788cm" svg:y1="0.083cm" svg:x2="40.853cm" svg:y2="0.924cm"><text:p/></draw:line><draw:line text:anchor-type="paragraph" draw:z-index="166" draw:style-name="gr2" draw:text-style-name="P1" svg:x1="46.655cm" svg:y1="0.379cm" svg:x2="46.893cm" svg:y2="1.04cm"><text:p/></draw:line></text:p>
      <text:p text:style-name="Standard"><draw:custom-shape text:anchor-type="paragraph" draw:z-index="145" draw:style-name="gr59" svg:width="3.638cm" svg:height="1.225cm" svg:x="39.234cm" svg:y="0.437cm"><text:p>Send unit to attack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62" svg:width="3.208cm" svg:height="1.124cm" svg:x="22.169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62" svg:width="3.208cm" svg:height="1.124cm" svg:x="22.433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62" svg:width="3.208cm" svg:height="1.124cm" svg:x="22.797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63" draw:text-style-name="P2" svg:width="3.213cm" svg:height="1.128cm" svg:x="23.061cm" svg:y="0.194cm"><text:p><text:span text:style-name="T1">Attacker takes</text:span></text:p><text:p text:style-name="P1"><text:span text:style-name="T1">dam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62" svg:width="3.208cm" svg:height="1.124cm" svg:x="30.099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62" svg:width="3.208cm" svg:height="1.124cm" svg:x="30.364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62" svg:width="3.208cm" svg:height="1.124cm" svg:x="30.727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63" draw:text-style-name="P2" svg:width="3.213cm" svg:height="1.128cm" svg:x="30.992cm" svg:y="0.194cm"><text:p><text:span text:style-name="T1">Defender takes</text:span></text:p><text:p text:style-name="P1"><text:span text:style-name="T1">dam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62" svg:width="3.208cm" svg:height="1.124cm" svg:x="30.727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63" draw:text-style-name="P2" svg:width="3.213cm" svg:height="1.128cm" svg:x="30.992cm" svg:y="0.194cm"><text:p><text:span text:style-name="T1">Player takes</text:span></text:p><text:p text:style-name="P1"><text:span text:style-name="T1">dam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custom-shape text:anchor-type="paragraph" draw:z-index="117" draw:style-name="gr62" svg:width="3.208cm" svg:height="1.124cm" svg:x="26.264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62" svg:width="3.208cm" svg:height="1.124cm" svg:x="26.529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62" svg:width="3.208cm" svg:height="1.124cm" svg:x="26.892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63" draw:text-style-name="P2" svg:width="3.213cm" svg:height="1.128cm" svg:x="27.157cm" svg:y="0.434cm"><text:p><text:span text:style-name="T1">Defender takes</text:span></text:p><text:p text:style-name="P1"><text:span text:style-name="T1">dam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62" svg:width="3.208cm" svg:height="1.124cm" svg:x="26.892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63" draw:text-style-name="P2" svg:width="3.213cm" svg:height="1.128cm" svg:x="27.157cm" svg:y="0.434cm"><text:p><text:span text:style-name="T1">Defender takes</text:span></text:p><text:p text:style-name="P1"><text:span text:style-name="T1">damag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69" svg:width="3.043cm" svg:height="1.244cm" svg:x="45.491cm" svg:y="0.067cm"><text:p>Start next tur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9.999cm" fo:page-height="40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04:41:17.192000000</meta:creation-date>
    <dc:date>2019-09-14T13:24:28.567000000</dc:date>
    <meta:editing-duration>PT5H48M23S</meta:editing-duration>
    <meta:editing-cycles>4</meta:editing-cycles>
    <meta:generator>LibreOffice/5.0.5.2$Windows_x86 LibreOffice_project/55b006a02d247b5f7215fc6ea0fde844b30035b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